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a8a" officeooo:paragraph-rsid="0003ba8a"/>
    </style:style>
    <style:style style:name="P2" style:family="paragraph" style:parent-style-name="Standard" style:list-style-name="L1">
      <style:text-properties officeooo:rsid="0003ba8a" officeooo:paragraph-rsid="0003ba8a"/>
    </style:style>
    <style:style style:name="P3" style:family="paragraph" style:parent-style-name="Standard" style:list-style-name="L1">
      <style:text-properties officeooo:rsid="000481de" officeooo:paragraph-rsid="000481de"/>
    </style:style>
    <style:style style:name="P4" style:family="paragraph" style:parent-style-name="Standard">
      <style:text-properties fo:font-weight="bold" officeooo:rsid="0003ba8a" officeooo:paragraph-rsid="0003ba8a" style:font-weight-asian="bold" style:font-weight-complex="bold"/>
    </style:style>
    <style:style style:name="T1" style:family="text">
      <style:text-properties officeooo:rsid="000481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mation to add owner <text:span text:style-name="T1">using Katalon Studio</text:span></text:p>
      <text:p text:style-name="P1"/>
      <text:list xml:id="list1058650250" text:style-name="L1">
        <text:list-item>
          <text:p text:style-name="P2">Download latest version of Katalon Studio</text:p>
        </text:list-item>
        <text:list-item>
          <text:p text:style-name="P2">Click File located top left corner and select new project.</text:p>
        </text:list-item>
        <text:list-item>
          <text:p text:style-name="P2">Type Filename (Final Capstone) and click OK</text:p>
        </text:list-item>
        <text:list-item>
          <text:p text:style-name="P2">Click Record Web and web recorder will open</text:p>
        </text:list-item>
        <text:list-item>
          <text:p text:style-name="P2">Type <text:a xlink:type="simple" xlink:href="https://clinic.doveryai-no-proveryai.com/" text:style-name="Internet_20_link" text:visited-style-name="Visited_20_Internet_20_Link">https://clinic.doveryai-no-proveryai.com/</text:a> in URL box and select the browser of your choice (I used chrome)</text:p>
        </text:list-item>
        <text:list-item>
          <text:p text:style-name="P2">Web will open in chrome browser and select owners</text:p>
        </text:list-item>
        <text:list-item>
          <text:p text:style-name="P2">Select add new and enter information</text:p>
          <text:p text:style-name="P2">First name: Mike</text:p>
          <text:p text:style-name="P2">Last name: Dean</text:p>
          <text:p text:style-name="P2">Address: 8456 Wall St</text:p>
          <text:p text:style-name="P2">City: Austin</text:p>
          <text:p text:style-name="P2">Phone: 1234567890</text:p>
        </text:list-item>
        <text:list-item>
          <text:p text:style-name="P2">Click add owner</text:p>
        </text:list-item>
        <text:list-item>
          <text:p text:style-name="P2">Pop up window will appear for log in</text:p>
        </text:list-item>
        <text:list-item>
          <text:p text:style-name="P2">Enter username (admin) and password (admin) and click Sign in</text:p>
        </text:list-item>
        <text:list-item>
          <text:p text:style-name="P2">Close window</text:p>
        </text:list-item>
        <text:list-item>
          <text:p text:style-name="P2">Select Run to test the code</text:p>
        </text:list-item>
        <text:list-item>
          <text:p text:style-name="P2">Test appeared to be failed</text:p>
        </text:list-item>
        <text:list-item>
          <text:p text:style-name="P2">In web recorder Click on Item 1</text:p>
        </text:list-item>
        <text:list-item>
          <text:p text:style-name="P2">Select <text:span text:style-name="T1">drop down menu next to Add and select Web UI Keyboard</text:span></text:p>
        </text:list-item>
        <text:list-item>
          <text:p text:style-name="P3">Select drop down menu from item to select navigate to URL</text:p>
        </text:list-item>
        <text:list-item>
          <text:p text:style-name="P3">Double click on input and enter http://admin:<text:a xlink:type="simple" xlink:href="mailto:admin@clinic.doveryai-no-proveryai.com" text:style-name="Internet_20_link" text:visited-style-name="Visited_20_Internet_20_Link">admin@clinic.doveryai-no-proveryai.com</text:a>:9966/petclinic/swagger-ui.html" in input box</text:p>
        </text:list-item>
        <text:list-item>
          <text:p text:style-name="P3">Select Run to test </text:p>
        </text:list-item>
        <text:list-item>
          <text:p text:style-name="P3">Test Pas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8:42:30.387000000</meta:creation-date>
    <dc:date>2020-04-17T19:03:15.909000000</dc:date>
    <meta:editing-duration>PT9M15S</meta:editing-duration>
    <meta:editing-cycles>1</meta:editing-cycles>
    <meta:document-statistic meta:table-count="0" meta:image-count="0" meta:object-count="0" meta:page-count="1" meta:paragraph-count="25" meta:word-count="181" meta:character-count="1035" meta:non-whitespace-character-count="897"/>
    <meta:generator>Trio_Office/6.2.8.2$Windows_x86 LibreOffice_project/</meta:generator>
  </office:meta>
</office:document-meta>
</file>